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**Monitor Serial para MC68000 - Código Completo**</text:p>
      <text:p text:style-name="P1"/>
      <text:p text:style-name="P1">Aqui está o código completo do monitor serial para seu sistema MC68000, com todas as funcionalidades solicitadas:</text:p>
      <text:p text:style-name="P1"/>
      <text:p text:style-name="P1">```assembly</text:p>
      <text:p text:style-name="P1">; ======================================================================</text:p>
      <text:p text:style-name="P1">; MC68000 Serial Monitor</text:p>
      <text:p text:style-name="P1">; Hardware:</text:p>
      <text:p text:style-name="P1">; - CPU: MC68000 @ 16MHz</text:p>
      <text:p text:style-name="P1">; - UART: Endereços $2000, $2100, $2200 ou $2300</text:p>
      <text:p text:style-name="P1">; - RAM: 512KB a partir de $80000</text:p>
      <text:p text:style-name="P1">; Funcionalidades:</text:p>
      <text:p text:style-name="P1">; 1. Selecionar UART</text:p>
      <text:p text:style-name="P1">; 2. Configurar Baud Rate</text:p>
      <text:p text:style-name="P1">; 3. Carregar programa via serial (PC → RAM)</text:p>
      <text:p text:style-name="P1">; 4. Gravar programa manualmente</text:p>
      <text:p text:style-name="P1">; 5. Executar programa na RAM</text:p>
      <text:p text:style-name="P1">; ======================================================================</text:p>
      <text:p text:style-name="P1"/>
      <text:p text:style-name="P1">; ----------------------------------------------------------------------</text:p>
      <text:p text:style-name="P1">; Constantes Hardware</text:p>
      <text:p text:style-name="P1">; ----------------------------------------------------------------------</text:p>
      <text:p text:style-name="P1">UART_BASE <text:s text:c="4"/>EQU <text:s text:c="4"/>$2000 <text:s text:c="6"/>; Endereço base padrão da UART</text:p>
      <text:p text:style-name="P1">UART_DATA <text:s text:c="4"/>EQU <text:s text:c="4"/>0 <text:s text:c="10"/>; Offset para registro de dados</text:p>
      <text:p text:style-name="P1">UART_STATUS <text:s text:c="2"/>EQU <text:s text:c="4"/>4 <text:s text:c="10"/>; Offset para registro de status</text:p>
      <text:p text:style-name="P1">UART_BAUD <text:s text:c="4"/>EQU <text:s text:c="4"/>8 <text:s text:c="10"/>; Offset para registro de baud rate</text:p>
      <text:p text:style-name="P1"/>
      <text:p text:style-name="P1">RAM_START <text:s text:c="4"/>EQU <text:s text:c="4"/>$80000 <text:s text:c="5"/>; Início da RAM disponível</text:p>
      <text:p text:style-name="P1">STACK_INIT <text:s text:c="3"/>EQU <text:s text:c="4"/>$A0000 <text:s text:c="5"/>; Topo da pilha (ajuste conforme necessário)</text:p>
      <text:p text:style-name="P1"/>
      <text:p text:style-name="P1">; ----------------------------------------------------------------------</text:p>
      <text:p text:style-name="P1">; Vetor de Reset</text:p>
      <text:p text:style-name="P1">; ----------------------------------------------------------------------</text:p>
      <text:p text:style-name="P1"><text:s text:c="4"/>ORG <text:s text:c="4"/>$0</text:p>
      <text:p text:style-name="P1"><text:s text:c="4"/>DC.L <text:s text:c="3"/>STACK_INIT <text:s text:c="10"/>; Pilha inicial (SP)</text:p>
      <text:p text:style-name="P1"><text:s text:c="4"/>DC.L <text:s text:c="3"/>Main <text:s text:c="16"/>; Ponto de entrada (PC)</text:p>
      <text:p text:style-name="P1"/>
      <text:p text:style-name="P1">; ----------------------------------------------------------------------</text:p>
      <text:p text:style-name="P1">; Variáveis em RAM</text:p>
      <text:p text:style-name="P1">; ----------------------------------------------------------------------</text:p>
      <text:p text:style-name="P1"><text:s text:c="4"/>ORG <text:s text:c="4"/>$70000 <text:s text:c="14"/>; Área para variáveis</text:p>
      <text:p text:style-name="P1"><text:soft-page-break/>CurrentUART <text:s text:c="2"/>DS.L <text:s text:c="3"/>1 <text:s text:c="9"/>; Endereço da UART atual</text:p>
      <text:p text:style-name="P1">RxBuffer <text:s text:c="5"/>DS.B <text:s text:c="3"/>256 <text:s text:c="7"/>; Buffer de recepção</text:p>
      <text:p text:style-name="P1">TxBuffer <text:s text:c="5"/>DS.B <text:s text:c="3"/>256 <text:s text:c="7"/>; Buffer de transmissão</text:p>
      <text:p text:style-name="P1"/>
      <text:p text:style-name="P1">; ----------------------------------------------------------------------</text:p>
      <text:p text:style-name="P1">; Código Principal</text:p>
      <text:p text:style-name="P1">; ----------------------------------------------------------------------</text:p>
      <text:p text:style-name="P1"><text:s text:c="4"/>ORG <text:s text:c="4"/>$1000 <text:s text:c="15"/>; Endereço de carga do código</text:p>
      <text:p text:style-name="P1"/>
      <text:p text:style-name="P1">Main:</text:p>
      <text:p text:style-name="P1"><text:s text:c="4"/>; Inicializa sistema</text:p>
      <text:p text:style-name="P1"><text:s text:c="4"/>MOVE.L <text:s/>#UART_BASE,CurrentUART</text:p>
      <text:p text:style-name="P1"><text:s text:c="4"/>JSR <text:s text:c="4"/>UART_Init</text:p>
      <text:p text:style-name="P1"><text:s text:c="4"/></text:p>
      <text:p text:style-name="P1"><text:s text:c="4"/>; Limpa tela e exibe mensagem inicial</text:p>
      <text:p text:style-name="P1"><text:s text:c="4"/>JSR <text:s text:c="4"/>UART_ClearScreen</text:p>
      <text:p text:style-name="P1"><text:s text:c="4"/>LEA <text:s text:c="4"/>WelcomeMsg,A0</text:p>
      <text:p text:style-name="P1"><text:s text:c="4"/>JSR <text:s text:c="4"/>UART_WriteString</text:p>
      <text:p text:style-name="P1"/>
      <text:p text:style-name="P1">; Loop principal do menu</text:p>
      <text:p text:style-name="P1">MenuLoop:</text:p>
      <text:p text:style-name="P1"><text:s text:c="4"/>LEA <text:s text:c="4"/>MenuText,A0</text:p>
      <text:p text:style-name="P1"><text:s text:c="4"/>JSR <text:s text:c="4"/>UART_WriteString</text:p>
      <text:p text:style-name="P1"><text:s text:c="4"/></text:p>
      <text:p text:style-name="P1"><text:s text:c="4"/>; Lê seleção do usuário</text:p>
      <text:p text:style-name="P1"><text:s text:c="4"/>JSR <text:s text:c="4"/>UART_ReadChar</text:p>
      <text:p text:style-name="P1"><text:s text:c="4"/></text:p>
      <text:p text:style-name="P1"><text:s text:c="4"/>; Processa opção selecionada</text:p>
      <text:p text:style-name="P1"><text:s text:c="4"/>CMP.B <text:s text:c="2"/>#'1',D0</text:p>
      <text:p text:style-name="P1"><text:s text:c="4"/>BEQ <text:s text:c="4"/>SelectUART</text:p>
      <text:p text:style-name="P1"><text:s text:c="4"/>CMP.B <text:s text:c="2"/>#'2',D0</text:p>
      <text:p text:style-name="P1"><text:s text:c="4"/>BEQ <text:s text:c="4"/>SetBaudRate</text:p>
      <text:p text:style-name="P1"><text:s text:c="4"/>CMP.B <text:s text:c="2"/>#'3',D0</text:p>
      <text:p text:style-name="P1"><text:s text:c="4"/>BEQ <text:s text:c="4"/>LoadProgram</text:p>
      <text:p text:style-name="P1"><text:s text:c="4"/>CMP.B <text:s text:c="2"/>#'4',D0</text:p>
      <text:p text:style-name="P1"><text:s text:c="4"/>BEQ <text:s text:c="4"/>WriteProgram</text:p>
      <text:p text:style-name="P1"><text:s text:c="4"/>CMP.B <text:s text:c="2"/>#'5',D0</text:p>
      <text:p text:style-name="P1"><text:s text:c="4"/>BEQ <text:s text:c="4"/>RunProgram</text:p>
      <text:p text:style-name="P1"><text:s text:c="4"/></text:p>
      <text:p text:style-name="P1"><text:s text:c="4"/>BRA <text:s text:c="4"/>MenuLoop <text:s text:c="11"/>; Opção inválida, repete menu</text:p>
      <text:p text:style-name="P1"/>
      <text:p text:style-name="P1">; ----------------------------------------------------------------------</text:p>
      <text:p text:style-name="P1">; Subrotinas do Menu</text:p>
      <text:p text:style-name="P1">; ----------------------------------------------------------------------</text:p>
      <text:p text:style-name="P1"/>
      <text:p text:style-name="P1">; 1. Seleciona UART</text:p>
      <text:p text:style-name="P1">SelectUART:</text:p>
      <text:p text:style-name="P1"><text:s text:c="4"/>LEA <text:s text:c="4"/>UARTPrompt,A0</text:p>
      <text:p text:style-name="P1"><text:s text:c="4"/>JSR <text:s text:c="4"/>UART_WriteString</text:p>
      <text:p text:style-name="P1"><text:s text:c="4"/>JSR <text:s text:c="4"/>UART_ReadHex <text:s text:c="7"/>; Lê endereço da UART</text:p>
      <text:p text:style-name="P1"><text:s text:c="4"/>MOVE.L <text:s/>D0,CurrentUART <text:s text:c="5"/>; Atualiza UART atual</text:p>
      <text:p text:style-name="P1"><text:s text:c="4"/>JSR <text:s text:c="4"/>UART_Init <text:s text:c="10"/>; Reinicializa UART</text:p>
      <text:p text:style-name="P1"><text:soft-page-break/><text:s text:c="4"/>RTS</text:p>
      <text:p text:style-name="P1"/>
      <text:p text:style-name="P1">; 2. Configura Baud Rate</text:p>
      <text:p text:style-name="P1">SetBaudRate:</text:p>
      <text:p text:style-name="P1"><text:s text:c="4"/>LEA <text:s text:c="4"/>BaudPrompt,A0</text:p>
      <text:p text:style-name="P1"><text:s text:c="4"/>JSR <text:s text:c="4"/>UART_WriteString</text:p>
      <text:p text:style-name="P1"><text:s text:c="4"/>JSR <text:s text:c="4"/>UART_ReadHex <text:s text:c="7"/>; Lê valor do baud rate</text:p>
      <text:p text:style-name="P1"><text:s text:c="4"/>MOVE.L <text:s/>CurrentUART,A0</text:p>
      <text:p text:style-name="P1"><text:s text:c="4"/>MOVE.B <text:s/>D0,(UART_BAUD,A0) <text:s text:c="2"/>; Configura registrador</text:p>
      <text:p text:style-name="P1"><text:s text:c="4"/>RTS</text:p>
      <text:p text:style-name="P1"/>
      <text:p text:style-name="P1">; 3. Carrega programa via serial</text:p>
      <text:p text:style-name="P1">LoadProgram:</text:p>
      <text:p text:style-name="P1"><text:s text:c="4"/>LEA <text:s text:c="4"/>LoadPrompt,A0</text:p>
      <text:p text:style-name="P1"><text:s text:c="4"/>JSR <text:s text:c="4"/>UART_WriteString</text:p>
      <text:p text:style-name="P1"><text:s text:c="4"/>JSR <text:s text:c="4"/>UART_ReadHex <text:s text:c="7"/>; Lê endereço de destino</text:p>
      <text:p text:style-name="P1"><text:s text:c="4"/>MOVE.L <text:s/>D0,A1 <text:s text:c="14"/>; A1 = ponteiro para RAM</text:p>
      <text:p text:style-name="P1"><text:s text:c="4"/></text:p>
      <text:p text:style-name="P1"><text:s text:c="4"/>; Protocolo: [Tamanho(4B)][Dados...]</text:p>
      <text:p text:style-name="P1"><text:s text:c="4"/>JSR <text:s text:c="4"/>UART_ReadLong <text:s text:c="6"/>; Lê tamanho (32 bits)</text:p>
      <text:p text:style-name="P1"><text:s text:c="4"/>MOVE.L <text:s/>D0,D1 <text:s text:c="14"/>; D1 = contador de bytes</text:p>
      <text:p text:style-name="P1"><text:s text:c="4"/></text:p>
      <text:p text:style-name="P1">.LoadLoop:</text:p>
      <text:p text:style-name="P1"><text:s text:c="4"/>JSR <text:s text:c="4"/>UART_ReadByte <text:s text:c="6"/>; Lê byte</text:p>
      <text:p text:style-name="P1"><text:s text:c="4"/>MOVE.B <text:s/>D0,(A1)+ <text:s text:c="11"/>; Armazena na RAM</text:p>
      <text:p text:style-name="P1"><text:s text:c="4"/>SUBQ.L <text:s/>#1,D1 <text:s text:c="14"/>; Decrementa contador</text:p>
      <text:p text:style-name="P1"><text:s text:c="4"/>BNE <text:s text:c="4"/>.LoadLoop <text:s text:c="10"/>; Continua até terminar</text:p>
      <text:p text:style-name="P1"><text:s text:c="4"/></text:p>
      <text:p text:style-name="P1"><text:s text:c="4"/>LEA <text:s text:c="4"/>LoadDoneMsg,A0</text:p>
      <text:p text:style-name="P1"><text:s text:c="4"/>JSR <text:s text:c="4"/>UART_WriteString</text:p>
      <text:p text:style-name="P1"><text:s text:c="4"/>RTS</text:p>
      <text:p text:style-name="P1"/>
      <text:p text:style-name="P1">; 4. Grava programa manualmente (hex)</text:p>
      <text:p text:style-name="P1">WriteProgram:</text:p>
      <text:p text:style-name="P1"><text:s text:c="4"/>LEA <text:s text:c="4"/>WritePrompt,A0</text:p>
      <text:p text:style-name="P1"><text:s text:c="4"/>JSR <text:s text:c="4"/>UART_WriteString</text:p>
      <text:p text:style-name="P1"><text:s text:c="4"/>JSR <text:s text:c="4"/>UART_ReadHex <text:s text:c="7"/>; Lê endereço</text:p>
      <text:p text:style-name="P1"><text:s text:c="4"/>MOVE.L <text:s/>D0,A1 <text:s text:c="14"/>; A1 = ponteiro</text:p>
      <text:p text:style-name="P1"><text:s text:c="4"/></text:p>
      <text:p text:style-name="P1"><text:s text:c="4"/>LEA <text:s text:c="4"/>WriteSizePrompt,A0</text:p>
      <text:p text:style-name="P1"><text:s text:c="4"/>JSR <text:s text:c="4"/>UART_WriteString</text:p>
      <text:p text:style-name="P1"><text:s text:c="4"/>JSR <text:s text:c="4"/>UART_ReadHex <text:s text:c="7"/>; Lê quantidade de bytes</text:p>
      <text:p text:style-name="P1"><text:s text:c="4"/>MOVE.L <text:s/>D0,D1 <text:s text:c="14"/>; D1 = contador</text:p>
      <text:p text:style-name="P1"><text:s text:c="4"/></text:p>
      <text:p text:style-name="P1">.WriteLoop:</text:p>
      <text:p text:style-name="P1"><text:s text:c="4"/>JSR <text:s text:c="4"/>UART_ReadByte <text:s text:c="6"/>; Lê byte</text:p>
      <text:p text:style-name="P1"><text:s text:c="4"/>MOVE.B <text:s/>D0,(A1)+ <text:s text:c="11"/>; Armazena</text:p>
      <text:p text:style-name="P1"><text:s text:c="4"/>SUBQ.L <text:s/>#1,D1</text:p>
      <text:p text:style-name="P1"><text:s text:c="4"/>BNE <text:s text:c="4"/>.WriteLoop</text:p>
      <text:p text:style-name="P1"><text:s text:c="4"/></text:p>
      <text:p text:style-name="P1"><text:s text:c="4"/>LEA <text:s text:c="4"/>WriteDoneMsg,A0</text:p>
      <text:p text:style-name="P1"><text:s text:c="4"/>JSR <text:s text:c="4"/>UART_WriteString</text:p>
      <text:p text:style-name="P1"><text:s text:c="4"/>RTS</text:p>
      <text:p text:style-name="P1"/>
      <text:p text:style-name="P1">; 5. Executa programa na RAM</text:p>
      <text:p text:style-name="P1">RunProgram:</text:p>
      <text:p text:style-name="P1"><text:s text:c="4"/>LEA <text:s text:c="4"/>RunPrompt,A0</text:p>
      <text:p text:style-name="P1"><text:s text:c="4"/>JSR <text:s text:c="4"/>UART_WriteString</text:p>
      <text:p text:style-name="P1"><text:s text:c="4"/>JSR <text:s text:c="4"/>UART_ReadHex <text:s text:c="7"/>; Lê endereço</text:p>
      <text:p text:style-name="P1"><text:s text:c="4"/>MOVE.L <text:s/>D0,A0</text:p>
      <text:p text:style-name="P1"><text:soft-page-break/><text:s text:c="4"/>JSR <text:s text:c="4"/>(A0) <text:s text:c="15"/>; Chama subrotina</text:p>
      <text:p text:style-name="P1"><text:s text:c="4"/>RTS</text:p>
      <text:p text:style-name="P1"/>
      <text:p text:style-name="P1">; ----------------------------------------------------------------------</text:p>
      <text:p text:style-name="P1">; Rotinas de E/S da UART</text:p>
      <text:p text:style-name="P1">; ----------------------------------------------------------------------</text:p>
      <text:p text:style-name="P1"/>
      <text:p text:style-name="P1">; Inicialização da UART</text:p>
      <text:p text:style-name="P1">UART_Init:</text:p>
      <text:p text:style-name="P1"><text:s text:c="4"/>MOVE.L <text:s/>CurrentUART,A0</text:p>
      <text:p text:style-name="P1"><text:s text:c="4"/>MOVE.B <text:s/>#%00000011,(UART_BAUD,A0) <text:s/>; 9600 bauds @ 16MHz</text:p>
      <text:p text:style-name="P1"><text:s text:c="4"/>RTS</text:p>
      <text:p text:style-name="P1"/>
      <text:p text:style-name="P1">; Escreve caractere (D0.B)</text:p>
      <text:p text:style-name="P1">UART_WriteChar:</text:p>
      <text:p text:style-name="P1"><text:s text:c="4"/>MOVE.L <text:s/>CurrentUART,A0</text:p>
      <text:p text:style-name="P1">.WaitTx:</text:p>
      <text:p text:style-name="P1"><text:s text:c="4"/>BTST <text:s text:c="3"/>#1,(UART_STATUS,A0) <text:s text:c="7"/>; TX ready?</text:p>
      <text:p text:style-name="P1"><text:s text:c="4"/>BEQ <text:s text:c="4"/>.WaitTx</text:p>
      <text:p text:style-name="P1"><text:s text:c="4"/>MOVE.B <text:s/>D0,(UART_DATA,A0)</text:p>
      <text:p text:style-name="P1"><text:s text:c="4"/>RTS</text:p>
      <text:p text:style-name="P1"/>
      <text:p text:style-name="P1">; Lê caractere (retorna em D0)</text:p>
      <text:p text:style-name="P1">UART_ReadChar:</text:p>
      <text:p text:style-name="P1"><text:s text:c="4"/>MOVE.L <text:s/>CurrentUART,A0</text:p>
      <text:p text:style-name="P1">.WaitRx:</text:p>
      <text:p text:style-name="P1"><text:s text:c="4"/>BTST <text:s text:c="3"/>#0,(UART_STATUS,A0) <text:s text:c="7"/>; RX ready?</text:p>
      <text:p text:style-name="P1"><text:s text:c="4"/>BEQ <text:s text:c="4"/>.WaitRx</text:p>
      <text:p text:style-name="P1"><text:s text:c="4"/>MOVE.B <text:s/>(UART_DATA,A0),D0</text:p>
      <text:p text:style-name="P1"><text:s text:c="4"/>RTS</text:p>
      <text:p text:style-name="P1"/>
      <text:p text:style-name="P1">; Escreve string (A0 = endereço da string)</text:p>
      <text:p text:style-name="P1">UART_WriteString:</text:p>
      <text:p text:style-name="P1"><text:s text:c="4"/>MOVE.L <text:s/>A0,-(SP)</text:p>
      <text:p text:style-name="P1"><text:s text:c="4"/>MOVE.B <text:s/>(A0)+,D0</text:p>
      <text:p text:style-name="P1">.WriteLoop:</text:p>
      <text:p text:style-name="P1"><text:s text:c="4"/>CMP.B <text:s text:c="2"/>#0,D0</text:p>
      <text:p text:style-name="P1"><text:s text:c="4"/>BEQ <text:s text:c="4"/>.Done</text:p>
      <text:p text:style-name="P1"><text:s text:c="4"/>JSR <text:s text:c="4"/>UART_WriteChar</text:p>
      <text:p text:style-name="P1"><text:s text:c="4"/>MOVE.B <text:s/>(A0)+,D0</text:p>
      <text:p text:style-name="P1"><text:s text:c="4"/>BRA <text:s text:c="4"/>.WriteLoop</text:p>
      <text:p text:style-name="P1">.Done:</text:p>
      <text:p text:style-name="P1"><text:s text:c="4"/>MOVE.L <text:s/>(SP)+,A0</text:p>
      <text:p text:style-name="P1"><text:s text:c="4"/>RTS</text:p>
      <text:p text:style-name="P1"/>
      <text:p text:style-name="P1">; Limpa a tela (sequência VT100)</text:p>
      <text:p text:style-name="P1">UART_ClearScreen:</text:p>
      <text:p text:style-name="P1"><text:s text:c="4"/>MOVE.B <text:s/>#$1B,D0</text:p>
      <text:p text:style-name="P1"><text:s text:c="4"/>JSR <text:s text:c="4"/>UART_WriteChar</text:p>
      <text:p text:style-name="P1"><text:s text:c="4"/>MOVE.B <text:s/>#'[',D0</text:p>
      <text:p text:style-name="P1"><text:s text:c="4"/>JSR <text:s text:c="4"/>UART_WriteChar</text:p>
      <text:p text:style-name="P1"><text:s text:c="4"/>MOVE.B <text:s/>#'2',D0</text:p>
      <text:p text:style-name="P1"><text:s text:c="4"/>JSR <text:s text:c="4"/>UART_WriteChar</text:p>
      <text:p text:style-name="P1"><text:s text:c="4"/>MOVE.B <text:s/>#'J',D0</text:p>
      <text:p text:style-name="P1"><text:s text:c="4"/>JSR <text:s text:c="4"/>UART_WriteChar</text:p>
      <text:p text:style-name="P1"><text:s text:c="4"/>RTS</text:p>
      <text:p text:style-name="P1"><text:soft-page-break/></text:p>
      <text:p text:style-name="P1">; ----------------------------------------------------------------------</text:p>
      <text:p text:style-name="P1">; Rotinas Auxiliares</text:p>
      <text:p text:style-name="P1">; ----------------------------------------------------------------------</text:p>
      <text:p text:style-name="P1"/>
      <text:p text:style-name="P1">; Lê número hexadecimal (retorna em D0)</text:p>
      <text:p text:style-name="P1">UART_ReadHex:</text:p>
      <text:p text:style-name="P1"><text:s text:c="4"/>MOVEQ <text:s text:c="2"/>#0,D0</text:p>
      <text:p text:style-name="P1"><text:s text:c="4"/>MOVEQ <text:s text:c="2"/>#7,D1 <text:s text:c="11"/>; Máximo 8 dígitos</text:p>
      <text:p text:style-name="P1">.Loop:</text:p>
      <text:p text:style-name="P1"><text:s text:c="4"/>JSR <text:s text:c="4"/>UART_ReadChar</text:p>
      <text:p text:style-name="P1"><text:s text:c="4"/>CMP.B <text:s text:c="2"/>#'0',D0</text:p>
      <text:p text:style-name="P1"><text:s text:c="4"/>BLT <text:s text:c="4"/>.Done</text:p>
      <text:p text:style-name="P1"><text:s text:c="4"/>CMP.B <text:s text:c="2"/>#'9',D0</text:p>
      <text:p text:style-name="P1"><text:s text:c="4"/>BLE <text:s text:c="4"/>.IsDigit</text:p>
      <text:p text:style-name="P1"><text:s text:c="4"/>CMP.B <text:s text:c="2"/>#'A',D0</text:p>
      <text:p text:style-name="P1"><text:s text:c="4"/>BLT <text:s text:c="4"/>.Done</text:p>
      <text:p text:style-name="P1"><text:s text:c="4"/>CMP.B <text:s text:c="2"/>#'F',D0</text:p>
      <text:p text:style-name="P1"><text:s text:c="4"/>BGT <text:s text:c="4"/>.Done</text:p>
      <text:p text:style-name="P1"><text:s text:c="4"/>SUB.B <text:s text:c="2"/>#7,D0 <text:s text:c="11"/>; Ajuste para A-F</text:p>
      <text:p text:style-name="P1">.IsDigit:</text:p>
      <text:p text:style-name="P1"><text:s text:c="4"/>SUB.B <text:s text:c="2"/>#'0',D0</text:p>
      <text:p text:style-name="P1"><text:s text:c="4"/>LSL.L <text:s text:c="2"/>#4,D0 <text:s text:c="11"/>; Desloca 4 bits</text:p>
      <text:p text:style-name="P1"><text:s text:c="4"/>DBF <text:s text:c="4"/>D1,.Loop</text:p>
      <text:p text:style-name="P1">.Done:</text:p>
      <text:p text:style-name="P1"><text:s text:c="4"/>RTS</text:p>
      <text:p text:style-name="P1"/>
      <text:p text:style-name="P1">; Lê 4 bytes (32 bits) via UART</text:p>
      <text:p text:style-name="P1">UART_ReadLong:</text:p>
      <text:p text:style-name="P1"><text:s text:c="4"/>MOVEQ <text:s text:c="2"/>#0,D0</text:p>
      <text:p text:style-name="P1"><text:s text:c="4"/>MOVEQ <text:s text:c="2"/>#3,D1 <text:s text:c="11"/>; 4 bytes a ler</text:p>
      <text:p text:style-name="P1">.Loop:</text:p>
      <text:p text:style-name="P1"><text:s text:c="4"/>LSL.L <text:s text:c="2"/>#8,D0 <text:s text:c="11"/>; Desloca resultado atual</text:p>
      <text:p text:style-name="P1"><text:s text:c="4"/>JSR <text:s text:c="4"/>UART_ReadByte</text:p>
      <text:p text:style-name="P1"><text:s text:c="4"/>OR.B <text:s text:c="3"/>D0,D0 <text:s text:c="11"/>; Combina com novo byte</text:p>
      <text:p text:style-name="P1"><text:s text:c="4"/>DBF <text:s text:c="4"/>D1,.Loop</text:p>
      <text:p text:style-name="P1"><text:s text:c="4"/>RTS</text:p>
      <text:p text:style-name="P1"/>
      <text:p text:style-name="P1">; Lê byte hexadecimal (2 caracteres ASCII)</text:p>
      <text:p text:style-name="P1">UART_ReadByte:</text:p>
      <text:p text:style-name="P1"><text:s text:c="4"/>JSR <text:s text:c="4"/>UART_ReadHexNibble</text:p>
      <text:p text:style-name="P1"><text:s text:c="4"/>LSL.B <text:s text:c="2"/>#4,D0</text:p>
      <text:p text:style-name="P1"><text:s text:c="4"/>MOVE.B <text:s/>D0,D1</text:p>
      <text:p text:style-name="P1"><text:s text:c="4"/>JSR <text:s text:c="4"/>UART_ReadHexNibble</text:p>
      <text:p text:style-name="P1"><text:s text:c="4"/>OR.B <text:s text:c="3"/>D1,D0</text:p>
      <text:p text:style-name="P1"><text:s text:c="4"/>RTS</text:p>
      <text:p text:style-name="P1"/>
      <text:p text:style-name="P1">; Lê meio-byte hexadecimal</text:p>
      <text:p text:style-name="P1">UART_ReadHexNibble:</text:p>
      <text:p text:style-name="P1"><text:s text:c="4"/>JSR <text:s text:c="4"/>UART_ReadChar</text:p>
      <text:p text:style-name="P1"><text:s text:c="4"/>CMP.B <text:s text:c="2"/>#'A',D0</text:p>
      <text:p text:style-name="P1"><text:s text:c="4"/>BLT <text:s text:c="4"/>.Digit</text:p>
      <text:p text:style-name="P1"><text:s text:c="4"/>SUB.B <text:s text:c="2"/>#7,D0 <text:s text:c="11"/>; Ajuste para A-F</text:p>
      <text:p text:style-name="P1">.Digit:</text:p>
      <text:p text:style-name="P1"><text:s text:c="4"/>SUB.B <text:s text:c="2"/>#'0',D0</text:p>
      <text:p text:style-name="P1"><text:s text:c="4"/>AND.B <text:s text:c="2"/>#$0F,D0</text:p>
      <text:p text:style-name="P1"><text:soft-page-break/><text:s text:c="4"/>RTS</text:p>
      <text:p text:style-name="P1"/>
      <text:p text:style-name="P1">; ----------------------------------------------------------------------</text:p>
      <text:p text:style-name="P1">; Strings do Sistema</text:p>
      <text:p text:style-name="P1">; ----------------------------------------------------------------------</text:p>
      <text:p text:style-name="P1">WelcomeMsg:</text:p>
      <text:p text:style-name="P1"><text:s text:c="4"/>DC.B <text:s text:c="3"/>"MC68000 System Monitor",13,10</text:p>
      <text:p text:style-name="P1"><text:s text:c="4"/>DC.B <text:s text:c="3"/>"---------------------",13,10,13,10,0</text:p>
      <text:p text:style-name="P1"/>
      <text:p text:style-name="P1">MenuText:</text:p>
      <text:p text:style-name="P1"><text:s text:c="4"/>DC.B <text:s text:c="3"/>"1. Select UART",13,10</text:p>
      <text:p text:style-name="P1"><text:s text:c="4"/>DC.B <text:s text:c="3"/>"2. Set Baud Rate",13,10</text:p>
      <text:p text:style-name="P1"><text:s text:c="4"/>DC.B <text:s text:c="3"/>"3. Load Program (PC)",13,10</text:p>
      <text:p text:style-name="P1"><text:s text:c="4"/>DC.B <text:s text:c="3"/>"4. Write Program (Hex)",13,10</text:p>
      <text:p text:style-name="P1"><text:s text:c="4"/>DC.B <text:s text:c="3"/>"5. Run Program",13,10</text:p>
      <text:p text:style-name="P1"><text:s text:c="4"/>DC.B <text:s text:c="3"/>"&gt; ",0</text:p>
      <text:p text:style-name="P1"/>
      <text:p text:style-name="P1">UARTPrompt:</text:p>
      <text:p text:style-name="P1"><text:s text:c="4"/>DC.B <text:s text:c="3"/>"UART Address (2000/2100/2200/2300): ",0</text:p>
      <text:p text:style-name="P1"/>
      <text:p text:style-name="P1">BaudPrompt:</text:p>
      <text:p text:style-name="P1"><text:s text:c="4"/>DC.B <text:s text:c="3"/>"Baud Rate Value: ",0</text:p>
      <text:p text:style-name="P1"/>
      <text:p text:style-name="P1">LoadPrompt:</text:p>
      <text:p text:style-name="P1"><text:s text:c="4"/>DC.B <text:s text:c="3"/>"Load Address: ",0</text:p>
      <text:p text:style-name="P1"/>
      <text:p text:style-name="P1">LoadDoneMsg:</text:p>
      <text:p text:style-name="P1"><text:s text:c="4"/>DC.B <text:s text:c="3"/>"Program loaded successfully!",13,10,0</text:p>
      <text:p text:style-name="P1"/>
      <text:p text:style-name="P1">WritePrompt:</text:p>
      <text:p text:style-name="P1"><text:s text:c="4"/>DC.B <text:s text:c="3"/>"Write Address: ",0</text:p>
      <text:p text:style-name="P1"/>
      <text:p text:style-name="P1">WriteSizePrompt:</text:p>
      <text:p text:style-name="P1"><text:s text:c="4"/>DC.B <text:s text:c="3"/>"Number of bytes: ",0</text:p>
      <text:p text:style-name="P1"/>
      <text:p text:style-name="P1">WriteDoneMsg:</text:p>
      <text:p text:style-name="P1"><text:s text:c="4"/>DC.B <text:s text:c="3"/>"Data written to memory!",13,10,0</text:p>
      <text:p text:style-name="P1"/>
      <text:p text:style-name="P1">RunPrompt:</text:p>
      <text:p text:style-name="P1"><text:s text:c="4"/>DC.B <text:s text:c="3"/>"Run Address: ",0</text:p>
      <text:p text:style-name="P1"/>
      <text:p text:style-name="P1">; ----------------------------------------------------------------------</text:p>
      <text:p text:style-name="P1">; Fim do Código</text:p>
      <text:p text:style-name="P1">; ----------------------------------------------------------------------</text:p>
      <text:p text:style-name="P1"><text:s text:c="4"/>END</text:p>
      <text:p text:style-name="P1">```</text:p>
      <text:p text:style-name="P1"/>
      <text:p text:style-name="P1">## **Instruções de Uso**</text:p>
      <text:p text:style-name="P1"/>
      <text:p text:style-name="P1">1. **Compilação**: <text:s/></text:p>
      <text:p text:style-name="P1"><text:s text:c="3"/>- Use um assembler como `vasm` ou `ASM68K` para gerar o binário.</text:p>
      <text:p text:style-name="P1"><text:soft-page-break/></text:p>
      <text:p text:style-name="P1">2. **Gravação**: <text:s/></text:p>
      <text:p text:style-name="P1"><text:s text:c="3"/>- Grave o binário na ROM do seu sistema MC68000.</text:p>
      <text:p text:style-name="P1"/>
      <text:p text:style-name="P1">3. **Operação**: <text:s/></text:p>
      <text:p text:style-name="P1"><text:s text:c="3"/>- Conecte um terminal serial (9600 bauds por padrão)</text:p>
      <text:p text:style-name="P1"><text:s text:c="3"/>- O menu oferece estas opções:</text:p>
      <text:p text:style-name="P1"><text:s text:c="5"/>```</text:p>
      <text:p text:style-name="P1"><text:s text:c="5"/>1. Select UART</text:p>
      <text:p text:style-name="P1"><text:s text:c="5"/>2. Set Baud Rate</text:p>
      <text:p text:style-name="P1"><text:s text:c="5"/>3. Load Program (PC)</text:p>
      <text:p text:style-name="P1"><text:s text:c="5"/>4. Write Program (Hex)</text:p>
      <text:p text:style-name="P1"><text:s text:c="5"/>5. Run Program</text:p>
      <text:p text:style-name="P1"><text:s text:c="5"/>```</text:p>
      <text:p text:style-name="P1"/>
      <text:p text:style-name="P1">4. **Carregamento de Programas**: <text:s/></text:p>
      <text:p text:style-name="P1"><text:s text:c="3"/>- Use um script no PC para enviar programas no formato:</text:p>
      <text:p text:style-name="P1"><text:s text:c="5"/>- 4 bytes (tamanho do programa, big-endian)</text:p>
      <text:p text:style-name="P1"><text:s text:c="5"/>- Dados brutos do programa</text:p>
      <text:p text:style-name="P1"/>
      <text:p text:style-name="P1">## **Recursos Implementados**</text:p>
      <text:p text:style-name="P1">- Seleção dinâmica de UART</text:p>
      <text:p text:style-name="P1">- Configuração de baud rate</text:p>
      <text:p text:style-name="P1">- Carregamento de programas via serial</text:p>
      <text:p text:style-name="P1">- Gravação manual de código na RAM</text:p>
      <text:p text:style-name="P1">- Execução de código em qualquer endereço</text:p>
      <text:p text:style-name="P1"/>
      <text:p text:style-name="P1">Se precisar de ajustes ou explicações adicionais, estou à disposição! 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7:21:24.895794076</meta:creation-date>
    <dc:date>2025-07-25T17:35:22.610696153</dc:date>
    <meta:editing-duration>PT3M46S</meta:editing-duration>
    <meta:editing-cycles>1</meta:editing-cycles>
    <meta:document-statistic meta:table-count="0" meta:image-count="0" meta:object-count="0" meta:page-count="7" meta:paragraph-count="300" meta:word-count="1001" meta:character-count="9093" meta:non-whitespace-character-count="6748"/>
    <meta:generator>LibreOffice/24.2.7.2$Linux_X86_64 LibreOffice_project/420$Build-2</meta:generator>
  </office:meta>
</office:document-meta>
</file>